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A000002E977F3127C.png"/>
  <manifest:file-entry manifest:media-type="image/png" manifest:full-path="Pictures/100002010000038C000002626EB72CB7.png"/>
  <manifest:file-entry manifest:media-type="image/png" manifest:full-path="Pictures/100002010000048A000003171F27A086.png"/>
  <manifest:file-entry manifest:media-type="image/png" manifest:full-path="Pictures/1000020100000410000002E0CBB935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4.797cm" svg:height="11.12cm" draw:z-index="0"><draw:image xlink:href="Pictures/100002010000038C000002626EB72CB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s2" text:anchor-type="paragraph" svg:width="13.668cm" svg:height="10.575cm" draw:z-index="1"><draw:image xlink:href="Pictures/100002010000040A000002E977F3127C.png" xlink:type="simple" xlink:show="embed" xlink:actuate="onLoad"/></draw:frame></text:p>
      <text:p text:style-name="Standard"/>
      <text:p text:style-name="Standard"/>
      <text:p text:style-name="Standard"><draw:frame draw:style-name="fr2" draw:name="images3" text:anchor-type="paragraph" svg:width="14.418cm" svg:height="10.25cm" draw:z-index="2"><draw:image xlink:href="Pictures/100002010000048A000003171F27A086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s4" text:anchor-type="paragraph" svg:width="14.974cm" svg:height="10.829cm" draw:z-index="3"><draw:image xlink:href="Pictures/1000020100000410000002E0CBB935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nri Ugolin</meta:initial-creator>
    <meta:creation-date>2023-12-24T19:39:15.79</meta:creation-date>
    <meta:generator>OpenOffice/4.1.14$Win32 OpenOffice.org_project/4114m1$Build-9811</meta:generator>
    <meta:document-statistic meta:table-count="0" meta:image-count="4" meta:object-count="0" meta:page-count="2" meta:paragraph-count="0" meta:word-count="0" meta:character-count="0"/>
    <dc:date>2023-12-24T19:47:03.20</dc:date>
    <dc:creator>Henri Ugolin</dc:creator>
    <meta:editing-duration>PT7M47S</meta:editing-duration>
    <meta:editing-cycles>1</meta:editing-cycles>
  </office:meta>
</office:document-meta>
</file>